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9.63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5.15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me" table:style-name="ta1">
        <table:shapes>
          <draw:frame draw:z-index="0" draw:style-name="gr1" draw:text-style-name="P1" svg:width="164.06mm" svg:height="92.46mm" svg:x="0mm" svg:y="64.08mm">
            <draw:object draw:notify-on-update-of-ranges="name.B1:name.F1 name.A2:name.A2 name.B2:name.F2 name.A3:name.A3 name.B3:name.F3 name.A4:name.A4 name.B4:name.F4 name.A5:name.A5 name.B5:name.F5 name.A6:name.A6 name.B6:name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F-Trie''</text:p>
          </table:table-cell>
          <table:table-cell office:value-type="float" office:value="8.6" calcext:value-type="float">
            <text:p>8.6</text:p>
          </table:table-cell>
          <table:table-cell office:value-type="float" office:value="52" calcext:value-type="float">
            <text:p>52</text:p>
          </table:table-cell>
          <table:table-cell office:value-type="float" office:value="634.2" calcext:value-type="float">
            <text:p>634.2</text:p>
          </table:table-cell>
          <table:table-cell office:value-type="float" office:value="3843.4" calcext:value-type="float">
            <text:p>3843.4</text:p>
          </table:table-cell>
          <table:table-cell office:value-type="float" office:value="27966" calcext:value-type="float">
            <text:p>27966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4.8" calcext:value-type="float">
            <text:p>4.8</text:p>
          </table:table-cell>
          <table:table-cell office:value-type="float" office:value="33.4" calcext:value-type="float">
            <text:p>33.4</text:p>
          </table:table-cell>
          <table:table-cell office:value-type="float" office:value="284" calcext:value-type="float">
            <text:p>284</text:p>
          </table:table-cell>
          <table:table-cell office:value-type="float" office:value="5185" calcext:value-type="float">
            <text:p>5185</text:p>
          </table:table-cell>
          <table:table-cell office:value-type="float" office:value="42840.4" calcext:value-type="float">
            <text:p>42840.4</text:p>
          </table:table-cell>
        </table:table-row>
        <table:table-row table:style-name="ro1">
          <table:table-cell office:value-type="string" calcext:value-type="string">
            <text:p>''Flat Bloofi''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8.4" calcext:value-type="float">
            <text:p>8.4</text:p>
          </table:table-cell>
          <table:table-cell office:value-type="float" office:value="88.2" calcext:value-type="float">
            <text:p>88.2</text:p>
          </table:table-cell>
          <table:table-cell office:value-type="float" office:value="2289.2" calcext:value-type="float">
            <text:p>2289.2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8.6" calcext:value-type="float">
            <text:p>8.6</text:p>
          </table:table-cell>
          <table:table-cell office:value-type="float" office:value="73.2" calcext:value-type="float">
            <text:p>73.2</text:p>
          </table:table-cell>
          <table:table-cell office:value-type="float" office:value="736.2" calcext:value-type="float">
            <text:p>736.2</text:p>
          </table:table-cell>
          <table:table-cell office:value-type="float" office:value="19462.4" calcext:value-type="float">
            <text:p>19462.4</text:p>
          </table:table-cell>
          <table:table-cell office:value-type="float" office:value="197236.6" calcext:value-type="float">
            <text:p>197236.6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5.8" calcext:value-type="float">
            <text:p>5.8</text:p>
          </table:table-cell>
          <table:table-cell office:value-type="float" office:value="55" calcext:value-type="float">
            <text:p>55</text:p>
          </table:table-cell>
          <table:table-cell office:value-type="float" office:value="571.6" calcext:value-type="float">
            <text:p>571.6</text:p>
          </table:table-cell>
          <table:table-cell office:value-type="float" office:value="6671.4" calcext:value-type="float">
            <text:p>6671.4</text:p>
          </table:table-cell>
          <table:table-cell office:value-type="float" office:value="61661.4" calcext:value-type="float">
            <text:p>6166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22:02:42.450982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2T22:04:03.216330668</dc:date>
    <meta:editing-duration>PT8M52S</meta:editing-duration>
    <meta:editing-cycles>6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07cm" svg:height="9.247cm" xlink:href=".." xlink:type="simple" chart:class="chart:line" chart:style-name="ch1">
        <chart:legend chart:legend-position="end" svg:x="13.137cm" svg:y="3.313cm" style:legend-expansion="high" chart:style-name="ch2"/>
        <chart:plot-area chart:style-name="ch3" table:cell-range-address="name.B1:name.F6 name.A2:name.A6" chart:data-source-has-labels="both" svg:x="0.009cm" svg:y="0.179cm" svg:width="13.632cm" svg:height="8.875cm">
          <chartooo:coordinate-region svg:x="1.594cm" svg:y="0.382cm" svg:width="11.378cm" svg:height="8.019cm"/>
          <chart:axis chart:dimension="x" chart:name="primary-x" chart:style-name="ch4" chartooo:axis-type="auto">
            <chartooo:date-scale/>
            <chart:categories table:cell-range-address="name.B1:name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ame.B2:name.F2" chart:label-cell-address="name.A2:name.A2" chart:class="chart:line">
            <chart:data-point chart:repeated="5"/>
          </chart:series>
          <chart:series chart:style-name="ch8" chart:values-cell-range-address="name.B3:name.F3" chart:label-cell-address="name.A3:name.A3" chart:class="chart:line">
            <chart:data-point chart:repeated="5"/>
          </chart:series>
          <chart:series chart:style-name="ch9" chart:values-cell-range-address="name.B4:name.F4" chart:label-cell-address="name.A4:name.A4" chart:class="chart:line">
            <chart:data-point chart:repeated="5"/>
          </chart:series>
          <chart:series chart:style-name="ch10" chart:values-cell-range-address="name.B5:name.F5" chart:label-cell-address="name.A5:name.A5" chart:class="chart:line">
            <chart:data-point chart:repeated="5"/>
          </chart:series>
          <chart:series chart:style-name="ch11" chart:values-cell-range-address="name.B6:name.F6" chart:label-cell-address="name.A6:name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name.B1:name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F-Trie''</text:p>
                <draw:g>
                  <svg:desc>name.A2:name.A2</svg:desc>
                </draw:g>
              </table:table-cell>
              <table:table-cell office:value-type="float" office:value="8.6">
                <text:p>8.6</text:p>
                <draw:g>
                  <svg:desc>name.B2:name.F2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634.2">
                <text:p>634.2</text:p>
              </table:table-cell>
              <table:table-cell office:value-type="float" office:value="3843.4">
                <text:p>3843.4</text:p>
              </table:table-cell>
              <table:table-cell office:value-type="float" office:value="27966">
                <text:p>27966</text:p>
              </table:table-cell>
            </table:table-row>
            <table:table-row>
              <table:table-cell office:value-type="string">
                <text:p>''Bloofi Impl''</text:p>
                <draw:g>
                  <svg:desc>name.A3:name.A3</svg:desc>
                </draw:g>
              </table:table-cell>
              <table:table-cell office:value-type="float" office:value="4.8">
                <text:p>4.8</text:p>
                <draw:g>
                  <svg:desc>name.B3:name.F3</svg:desc>
                </draw:g>
              </table:table-cell>
              <table:table-cell office:value-type="float" office:value="33.4">
                <text:p>33.4</text:p>
              </table:table-cell>
              <table:table-cell office:value-type="float" office:value="284">
                <text:p>284</text:p>
              </table:table-cell>
              <table:table-cell office:value-type="float" office:value="5185">
                <text:p>5185</text:p>
              </table:table-cell>
              <table:table-cell office:value-type="float" office:value="42840.4">
                <text:p>42840.4</text:p>
              </table:table-cell>
            </table:table-row>
            <table:table-row>
              <table:table-cell office:value-type="string">
                <text:p>''Flat Bloofi''</text:p>
                <draw:g>
                  <svg:desc>name.A4:name.A4</svg:desc>
                </draw:g>
              </table:table-cell>
              <table:table-cell office:value-type="float" office:value="0.8">
                <text:p>0.8</text:p>
                <draw:g>
                  <svg:desc>name.B4:name.F4</svg:desc>
                </draw:g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  <table:table-cell office:value-type="float" office:value="88.2">
                <text:p>88.2</text:p>
              </table:table-cell>
              <table:table-cell office:value-type="float" office:value="2289.2">
                <text:p>2289.2</text:p>
              </table:table-cell>
            </table:table-row>
            <table:table-row>
              <table:table-cell office:value-type="string">
                <text:p>''Hamming''</text:p>
                <draw:g>
                  <svg:desc>name.A5:name.A5</svg:desc>
                </draw:g>
              </table:table-cell>
              <table:table-cell office:value-type="float" office:value="8.6">
                <text:p>8.6</text:p>
                <draw:g>
                  <svg:desc>name.B5:name.F5</svg:desc>
                </draw:g>
              </table:table-cell>
              <table:table-cell office:value-type="float" office:value="73.2">
                <text:p>73.2</text:p>
              </table:table-cell>
              <table:table-cell office:value-type="float" office:value="736.2">
                <text:p>736.2</text:p>
              </table:table-cell>
              <table:table-cell office:value-type="float" office:value="19462.4">
                <text:p>19462.4</text:p>
              </table:table-cell>
              <table:table-cell office:value-type="float" office:value="197236.6">
                <text:p>197236.6</text:p>
              </table:table-cell>
            </table:table-row>
            <table:table-row>
              <table:table-cell office:value-type="string">
                <text:p>''Linear''</text:p>
                <draw:g>
                  <svg:desc>name.A6:name.A6</svg:desc>
                </draw:g>
              </table:table-cell>
              <table:table-cell office:value-type="float" office:value="5.8">
                <text:p>5.8</text:p>
                <draw:g>
                  <svg:desc>name.B6:name.F6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571.6">
                <text:p>571.6</text:p>
              </table:table-cell>
              <table:table-cell office:value-type="float" office:value="6671.4">
                <text:p>6671.4</text:p>
              </table:table-cell>
              <table:table-cell office:value-type="float" office:value="61661.4">
                <text:p>6166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